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Errepikapen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zatzaile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a 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 <text:s/>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ren 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Posta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Itsaso posta</text:p>
          </table:table-cell>
          <table:table-cell/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posta</text:p>
          </table:table-cell>
          <table:table-cell/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Posta mekanikoa</text:p>
          </table:table-cell>
          <table:table-cell/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posta</text:p>
          </table:table-cell>
          <table:table-cell/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posta</text:p>
          </table:table-cell>
          <table:table-cell/>
          <table:table-cell office:value-type="string" calcext:value-type="string">
            <text:p>Wave 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ad 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adow 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opic 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eam 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b 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/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/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/>
          <table:table-cell office:value-type="string" calcext:value-type="string">
            <text:p>Cinta Recia <text:s/>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/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/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/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/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/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/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/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/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/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/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/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/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/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/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/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/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/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/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/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/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/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/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/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/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/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/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/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/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/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/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/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/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/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/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/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/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/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/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/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/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/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/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/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/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/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/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/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/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/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/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/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/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/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/>
          <table:table-cell office:value-type="string" calcext:value-type="string">
            <text:p>Ticket Barco <text:s/>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/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/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/>
          <table:table-cell office:value-type="string" calcext:value-type="string">
            <text:p>Paquete Devon <text:s/>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/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/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/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/>
          <table:table-cell office:value-type="string" calcext:value-type="string">
            <text:p>Caja Bayas <text:s/></text:p>
          </table:table-cell>
          <table:table-cell office:value-type="string" calcext:value-type="string">
            <text:p>{Pokeblock} Case</text:p>
          </table:table-cell>
        </table:table-row>
        <table:table-row table:style-name="ro1">
          <table:table-cell/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/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 Txirula</text:p>
          </table:table-cell>
          <table:table-cell office:value-type="string" calcext:value-type="string">
            <text:p>Poké Flauta <text:s/>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/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/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/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office:value-type="string" calcext:value-type="string">
            <text:p>Wallace</text:p>
          </table:table-cell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Maite eta Ihintza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Zorione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 style:data-style-name="N2" text:time-value="20:55:18.9592956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8-19T22:59:35.332589539</dc:date>
    <meta:editing-duration>P4DT12H45M5S</meta:editing-duration>
    <meta:editing-cycles>622</meta:editing-cycles>
    <meta:generator>LibreOffice/24.2.7.2$Linux_X86_64 LibreOffice_project/420$Build-2</meta:generator>
    <meta:document-statistic meta:table-count="7" meta:cell-count="2455" meta:object-count="0"/>
  </office:meta>
</office:document-meta>
</file>